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grün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75cm" svg:stroke-color="#ffffff" draw:marker-start-width="1.325cm" draw:marker-end-width="1.325cm" draw:fill="none" draw:textarea-vertical-align="middle" fo:padding-top="0.5cm" fo:padding-bottom="0.5cm" fo:padding-left="0.625cm" fo:padding-right="0.625cm"/>
    </style:style>
    <style:style style:name="P1" style:family="paragraph">
      <style:paragraph-properties fo:text-align="center"/>
      <style:text-properties fo:color="#000000" style:font-name="Open Sans Condensed" fo:font-size="200pt" style:font-size-asian="200pt" style:font-size-complex="20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 text:style-name="P2"/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2" draw:layer="layout" svg:width="8.187cm" svg:height="6.187cm" svg:x="0.812cm" svg:y="1.812cm" svg:viewBox="0 0 8188 6188" draw:points="0,6188 2625,3438 4500,4313 8188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Hellblau" draw:display-name="Eigener Farbverlauf Hellblau" draw:style="linear" draw:start-color="#ffffff" draw:end-color="#83caff" draw:start-intensity="100%" draw:end-intensity="100%" draw:angle="0" draw:border="0%"/>
    <draw:gradient draw:name="Eigener_20_Farbverlauf_20_Mittelblau" draw:display-name="Eigener Farbverlauf Mittelblau" draw:style="linear" draw:start-color="#83caff" draw:end-color="#0084d1" draw:start-intensity="100%" draw:end-intensity="100%" draw:angle="0" draw:border="0%"/>
    <draw:gradient draw:name="Eigener_20_Farbverlauf_20_Mittelgrün" draw:display-name="Eigener Farbverlauf Mittelgrün" draw:style="linear" draw:start-color="#aecf00" draw:end-color="#579d1c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9:52.222000000</dc:date>
    <meta:editing-duration>PT1M19S</meta:editing-duration>
    <meta:editing-cycles>17</meta:editing-cycles>
    <meta:generator>LibreOffice/4.2.4.2$Windows_x86 LibreOffice_project/63150712c6d317d27ce2db16eb94c2f3d7b699f8</meta:generator>
    <meta:document-statistic meta:object-count="2"/>
  </office:meta>
</office:document-meta>
</file>